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ODD TrayScan Workflow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ject and Experiment setup in Excel file that clients fill out</text:p>
              </text:list-item>
              <text:list-item>
                <text:p>Pot placement randomisation from R program which is integrated with Excel file</text:p>
              </text:list-item>
              <text:list-item>
                <text:p>Excel file converted to RDF and uploaded into POD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layer="layout" svg:width="25.199cm" svg:height="3.506cm" svg:x="1.4cm" svg:y="0.837cm" presentation:class="title" presentation:user-transformed="true">
          <draw:text-box>
            <text:p>PODD TrayScan Workflow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mage scans on TrayScan identified using barcode reader</text:p>
              </text:list-item>
              <text:list-item>
                <text:p>Image scans recorded in TrayScan relational database</text:p>
              </text:list-item>
              <text:list-item>
                <text:p>PODD Client run as batch job performs SQL query on relational database to find unprocessed image scans and transfers the files to a cluster for process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PODD TrayScan Workflow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luster runs CSIRO Workspace workflow software to:</text:p>
                <text:list>
                  <text:list-item>
                    <text:p>Align and normalise images of trays </text:p>
                  </text:list-item>
                  <text:list-item>
                    <text:p>Measure leaf areas for each plant in the tray</text:p>
                  </text:list-item>
                </text:list>
              </text:list-item>
              <text:list-item>
                <text:p>Leaf areas graphed against time to generate growth rate curve which is given as a CSV fi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PODD Events (being implemented)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PODD will record events for image acquisitions and image processing.</text:p>
              </text:list-item>
              <text:list-item>
                <text:p>Image acquisition events link back to the trays.</text:p>
              </text:list-item>
              <text:list-item>
                <text:p>Image processing events link back to image acquisition events.</text:p>
              </text:list-item>
              <text:list-item>
                <text:p>Trays are linked to the pots, the plants and their genotyp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Plant growth curve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lant growth curves are derived from images</text:p>
              </text:list-item>
              <text:list-item>
                <text:p>Results of the plant growth curve analysis link back to the analysis even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eter Ansell</meta:initial-creator>
    <meta:creation-date>2013-12-10T15:36:59.957140591</meta:creation-date>
    <dc:date>2013-12-11T09:46:01.481397525</dc:date>
    <dc:creator>Peter Ansell</dc:creator>
    <meta:editing-duration>PT16H37M26S</meta:editing-duration>
    <meta:editing-cycles>6</meta:editing-cycles>
    <meta:generator>LibreOffice/4.1.3.2$Linux_X86_64 LibreOffice_project/410m0$Build-2</meta:generator>
    <meta:document-statistic meta:object-count="41"/>
  </office:meta>
</office:document-meta>
</file>